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use-window-font-color="true" loext:opacity="0%" officeooo:rsid="0009f64a" officeooo:paragraph-rsid="0009f64a"/>
    </style:style>
    <style:style style:name="P2" style:family="paragraph" style:parent-style-name="Standard" style:list-style-name="L1">
      <style:text-properties style:use-window-font-color="true" loext:opacity="0%" officeooo:rsid="0009f64a" officeooo:paragraph-rsid="000c993a"/>
    </style:style>
    <style:style style:name="P3" style:family="paragraph" style:parent-style-name="Standard" style:list-style-name="L1">
      <style:text-properties officeooo:rsid="0009f64a" officeooo:paragraph-rsid="0009f64a"/>
    </style:style>
    <style:style style:name="P4" style:family="paragraph" style:parent-style-name="Standard" style:list-style-name="L1">
      <style:text-properties officeooo:rsid="000c0607" officeooo:paragraph-rsid="000c0607"/>
    </style:style>
    <style:style style:name="P5" style:family="paragraph" style:parent-style-name="Standard" style:list-style-name="L1">
      <style:text-properties officeooo:rsid="000c993a" officeooo:paragraph-rsid="000c993a"/>
    </style:style>
    <style:style style:name="P6" style:family="paragraph" style:parent-style-name="Standard" style:list-style-name="L1">
      <style:text-properties officeooo:rsid="000d8c16" officeooo:paragraph-rsid="000d8c16"/>
    </style:style>
    <style:style style:name="P7" style:family="paragraph" style:parent-style-name="Standard" style:list-style-name="L1">
      <style:text-properties officeooo:rsid="0010b271" officeooo:paragraph-rsid="0010b271"/>
    </style:style>
    <style:style style:name="P8" style:family="paragraph" style:parent-style-name="Standard" style:list-style-name="L1">
      <style:text-properties officeooo:rsid="0014db1c" officeooo:paragraph-rsid="0014db1c"/>
    </style:style>
    <style:style style:name="P9" style:family="paragraph" style:parent-style-name="Standard" style:list-style-name="L1">
      <style:text-properties officeooo:rsid="0014eca4" officeooo:paragraph-rsid="0014eca4"/>
    </style:style>
    <style:style style:name="P10" style:family="paragraph" style:parent-style-name="Standard" style:list-style-name="L1">
      <style:text-properties officeooo:rsid="00177d3a" officeooo:paragraph-rsid="00177d3a"/>
    </style:style>
    <style:style style:name="P11" style:family="paragraph" style:parent-style-name="Standard" style:list-style-name="L1">
      <style:text-properties officeooo:rsid="0018174e" officeooo:paragraph-rsid="0018174e"/>
    </style:style>
    <style:style style:name="P12" style:family="paragraph" style:parent-style-name="Standard" style:list-style-name="L1">
      <style:text-properties officeooo:rsid="001942a0" officeooo:paragraph-rsid="001942a0"/>
    </style:style>
    <style:style style:name="T1" style:family="text">
      <style:text-properties style:use-window-font-color="true" loext:opacity="0%"/>
    </style:style>
    <style:style style:name="T2" style:family="text">
      <style:text-properties officeooo:rsid="001312f5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officeooo:rsid="00177d3a"/>
    </style:style>
    <style:style style:name="T5" style:family="text">
      <style:text-properties officeooo:rsid="0018174e"/>
    </style:style>
    <style:style style:name="T6" style:family="text">
      <style:text-properties officeooo:rsid="001942a0"/>
    </style:style>
    <style:style style:name="T7" style:family="text">
      <style:text-properties officeooo:rsid="001dfcf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SHOW TABLES;</text:p>
        </text:list-item>
        <text:list-item>
          <text:p text:style-name="P1">SELECT title<text:line-break/>FROM film<text:line-break/>WHERE length &gt; 120;</text:p>
        </text:list-item>
        <text:list-item>
          <text:p text:style-name="P2">SELECT title<text:line-break/>FROM film<text:line-break/>WHERE rating = ‘G’<text:line-break/>ORDER BY length, title<text:line-break/>LIMIT 4;</text:p>
        </text:list-item>
        <text:list-item>
          <text:p text:style-name="P3"><text:span text:style-name="T1">SELECT film.title, language.name<text:line-break/>FROM film INNER JOIN lang</text:span>uage ON film.language_id = language.language_id<text:line-break/>WHERE film.description LIKE ‘%Drama%’;</text:p>
        </text:list-item>
        <text:list-item>
          <text:p text:style-name="P4">SELECT film.title<text:line-break/>FROM film INNER JOIN film_category USING(film_id) INNER JOIN category USING(category_id)<text:line-break/>WHERE category.name = ‘Family’ AND film.description LIKE ‘%Documentary%’;</text:p>
        </text:list-item>
        <text:list-item>
          <text:p text:style-name="P5">SELECT film.title<text:line-break/>FROM film INNER JOIN film_category USING(film_id) INNER JOIN category USING(category_id) WHERE category.name = ‘Children’ AND NOT film.rating = ‘G’;</text:p>
        </text:list-item>
        <text:list-item>
          <text:p text:style-name="P6">SELECT rating, COUNT(*)<text:line-break/>FROM film<text:line-break/>GROUP BY rating;</text:p>
        </text:list-item>
        <text:list-item>
          <text:p text:style-name="P7">SELECT <text:span text:style-name="T7">DISTINCT</text:span> film.title<text:line-break/>FROM film INNER JOIN inventory USING(film_id) INNER JOIN rental USING(inventory_id)<text:line-break/>WHERE <text:span text:style-name="T2">DATE_FORMAT(</text:span>rental.rental_date, ‘%<text:span text:style-name="T2">Y-%m-%d’)</text:span> BETWEEN ‘<text:span text:style-name="T2">2005-05-31’ AND ‘2005-06-15’ ORDER BY film.title;</text:span></text:p>
        </text:list-item>
        <text:list-item>
          <text:p text:style-name="P8">SELECT DISTINCT actor.first_name, actor.last_name<text:line-break/>FROM actor INNER JOIN film_actor USING(actor_id) INNER JOIN film USING(film_id) WHERE film.special_features LIKE ‘%Deleted Scenes%’<text:line-break/>ORDER BY actor.last_name;</text:p>
        </text:list-item>
        <text:list-item>
          <text:p text:style-name="P9">SELECT first_name, last_name<text:line-break/>FROM customer<text:line-break/>WHERE customer_id IN (<text:line-break/> SELECT DISTINCT rental.customer_id<text:line-break/> FROM rental INNER JOIN payment USING(rental_id)<text:line-break/> WHERE rental.staff_id &lt;&gt; payment.staff_id<text:line-break/>);</text:p>
        </text:list-item>
        <text:list-item>
          <text:p text:style-name="P9">SELECT first_name, last_name<text:line-break/>FROM customer INNER JOIN rental USING(customer_id)<text:line-break/>GROUP BY customer_id HAVING COUNT(rental_id) &gt; (<text:line-break/> SELECT COUNT(rental_id)<text:line-break/> FROM customer INNER JOIN rental USING(customer_id)<text:line-break/> WHERE customer.email = ‘MARY.SMITH@sakilacustomer.org’<text:line-break/>);</text:p>
        </text:list-item>
        <text:list-item>
          <text:p text:style-name="P9">SELECT CONCAT(a1.first_name, ‘ ’, a1.last_name) AS first_actor, CONCAT(a2.first_name, ‘ ’, a2.last_name) AS second_actor<text:line-break/>FROM (<text:line-break/> SELECT DISTINCT actor1.actor_id AS id1, actor2.actor_id AS id2<text:line-break/><text:soft-page-break/> FROM film_actor AS actor1 INNER JOIN film_actor AS actor2 USING(film_id)<text:line-break/> WHERE actor1.actor_id &lt; actor2.actor_id<text:line-break/> <text:span text:style-name="T5">GROUP BY id1, id2<text:line-break/> HAVING COUNT(*) &gt; 1</text:span><text:line-break/>) AS pairs INNER JOIN actor AS a1 ON pairs.id1 = a1.actor_id INNER JOIN actor AS a2 ON pairs.id2 = a2.actor_id<text:line-break/>ORDER BY first_actor;</text:p>
        </text:list-item>
        <text:list-item>
          <text:p text:style-name="P9">SELECT last_name<text:line-break/>FROM actor<text:line-break/>WHERE actor_id NOT IN (<text:line-break/> SELECT DISTINCT actor_id<text:line-break/> FROM film_actor<text:line-break/> WHERE film_id IN (<text:line-break/> <text:s/>SELECT film_id<text:line-break/> <text:s/>FROM film<text:line-break/> WHERE title LIKE ‘C%’<text:line-break/> )<text:line-break/>);</text:p>
        </text:list-item>
        <text:list-item>
          <text:p text:style-name="P10">CREATE VIEW actor_category AS (<text:line-break/> SELECT film_id, name AS category_name, actor_id<text:line-break/> FROM film_category USING(category_id) INNER JOIN film_actor USING(film_id)<text:line-break/> WHERE category.name IN(‘Action’, ‘Horror’)<text:line-break/>);<text:line-break/>SELECT DISTINCT last_name<text:line-break/>FROM actor<text:line-break/>WHERE actor_id IN (<text:line-break/> SELECT actor_id<text:line-break/> FROM (<text:line-break/> <text:s/>SELECT actor_id, COUNT(film_id) AS no_action<text:line-break/> <text:s/>FROM actor_category<text:line-break/> <text:s/>WHERE category_name = ‘Action’<text:line-break/> <text:s/>GROUP BY actor_id<text:line-break/> ) AS action LEFT JOIN (<text:line-break/> <text:s/>SELECT actor_id, COUNT(film_id) AS no_horror<text:line-break/> <text:s/>FROM actor_category<text:line-break/> <text:s/>WHERE category_name = ‘Horror’<text:line-break/> <text:s/>GROUP BY actor_id<text:line-break/> ) AS horror USING(actor_id)<text:line-break/> WHERE no_action &gt; no_horror OR no_horror IS NULL<text:line-break/>);</text:p>
        </text:list-item>
        <text:list-item>
          <text:p text:style-name="P11">SELECT <text:span text:style-name="T7">customer_id,</text:span> first_name, last_name<text:line-break/>FROM customer<text:line-break/>WHERE customer_id IN (<text:line-break/> SELECT customer_id<text:line-break/> FROM payment<text:line-break/> GROUP BY customer_id<text:line-break/> HAVING AVG(amount) &lt; (<text:line-break/> <text:s/>SELECT AVG(amount)<text:line-break/> <text:s/>FROM payment<text:line-break/><text:soft-page-break/> <text:s/>WHERE DATE_FORMAT(payment_date, ‘%Y-%m-%d’) = ‘2005-07-30’<text:line-break/> )<text:line-break/>);</text:p>
        </text:list-item>
        <text:list-item>
          <text:p text:style-name="P11">UPDATE film<text:line-break/>SET language_id = (<text:line-break/> SELECT language_id<text:line-break/> FROM language<text:line-break/> WHERE name = ‘Italian’<text:line-break/>) WHERE title = ‘YOUNG LANGUAGE’;</text:p>
        </text:list-item>
        <text:list-item>
          <text:p text:style-name="P11">INSERT INTO language VALUES(7, ‘Spanish’, CURDATE());<text:line-break/><text:span text:style-name="T6">UPDATE film<text:line-break/>SET language_id = (<text:line-break/> SELECT language_id<text:line-break/> FROM language<text:line-break/> WHERE name = ‘Spanish’<text:line-break/>) WHERE film_id IN (<text:line-break/> SELECT film_id<text:line-break/> FROM film INNER JOIN film_actor USING(film_id) INNER JOIN actor USING(actor_id) WHERE actor.first_name = ‘ED’ AND actor.last_name = ‘CHASE’<text:line-break/>);</text:span></text:p>
        </text:list-item>
        <text:list-item>
          <text:p text:style-name="P12">ALTER TABLE language<text:line-break/>ADD films_no int<text:line-break/>AFTER last_update;<text:line-break/>UPDATE language<text:line-break/>SET films_no = (<text:line-break/> SELECT COUNT(language_id)<text:line-break/> FROM film<text:line-break/> WHERE film.language_id = language.language_id<text:line-break/>);</text:p>
        </text:list-item>
        <text:list-item>
          <text:p text:style-name="P12">ALTER TABLE film<text:line-break/>DROP COLUMN release_year;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9:15:26.421393308</meta:creation-date>
    <dc:date>2022-10-24T18:40:43.837110200</dc:date>
    <meta:editing-duration>PT19H55M45S</meta:editing-duration>
    <meta:editing-cycles>18</meta:editing-cycles>
    <meta:generator>LibreOffice/7.4.1.2$Linux_X86_64 LibreOffice_project/40$Build-2</meta:generator>
    <meta:document-statistic meta:table-count="0" meta:image-count="0" meta:object-count="0" meta:page-count="3" meta:paragraph-count="19" meta:word-count="512" meta:character-count="3817" meta:non-whitespace-character-count="3277"/>
  </office:meta>
</office:document-meta>
</file>